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succeeded not because we were lucky. We succeeded because we were prepared. The people of Pfizer learned in those preceding years that having the courage to think big and make tough, counterintuitive decisions is not only allowed but expected; that excellence in execution is not about us but about serving patients; that equity and reduction of healthcare disparities are not the concern of the</text:p>
      <text:p text:style-name="Standard"/>
      <text:p text:style-name="Standard">Bourla, Albert. Moonshot: Inside Pfizer's Nine-month Race to Make the Impossible Possible (pp. xvii-xviii). HarperCollins Publishers. Kindle Editio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27T14:24:03.10</meta:creation-date>
    <meta:document-statistic meta:table-count="0" meta:image-count="0" meta:object-count="0" meta:page-count="1" meta:paragraph-count="2" meta:word-count="83" meta:character-count="548"/>
    <dc:date>2022-08-27T14:26:15.30</dc:date>
    <meta:editing-duration>PT2M13S</meta:editing-duration>
    <meta:editing-cycles>1</meta:editing-cycles>
    <meta:generator>OpenOffice/4.1.13$Win32 OpenOffice.org_project/4113m1$Build-9810</meta:generator>
  </office:meta>
</office:document-meta>
</file>